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C00000163BF46E3D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Picture 1" text:anchor-type="as-char" svg:width="15.921cm" svg:height="6.572cm" draw:z-index="0"><draw:image xlink:href="Pictures/100000000000035C00000163BF46E3D1.png" xlink:type="simple" xlink:show="embed" xlink:actuate="onLoad" draw:mime-type="image/png"/></draw:frame></text:p>
      <text:p text:style-name="Standard"/>
      <text:p text:style-name="Standard"><draw:frame draw:style-name="fr1" draw:name="Picture 4" text:anchor-type="as-char" svg:width="15.921cm" svg:height="6.572cm" draw:z-index="1"><draw:image xlink:href="Pictures/100000000000035C00000163BF46E3D1.png" xlink:type="simple" xlink:show="embed" xlink:actuate="onLoad" draw:mime-type="image/png"/></draw:frame></text:p>
      <text:p text:style-name="Standard"/>
      <text:p text:style-name="Standard"><text:bookmark text:name="_GoBack"/><draw:frame draw:style-name="fr1" draw:name="Picture 5" text:anchor-type="as-char" svg:width="15.921cm" svg:height="6.572cm" draw:z-index="2"><draw:image xlink:href="Pictures/100000000000035C00000163BF46E3D1.png" xlink:type="simple" xlink:show="embed" xlink:actuate="onLoad" draw:mime-type="image/pn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0.501cm" fo:margin-left="2.54cm" fo:margin-right="2.54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ee Kelham</meta:initial-creator>
    <dc:creator>Lee Kelham</dc:creator>
    <meta:editing-cycles>2</meta:editing-cycles>
    <meta:print-date>2018-10-09T18:48:00</meta:print-date>
    <meta:creation-date>2018-10-09T18:37:00</meta:creation-date>
    <dc:date>2018-10-09T18:48:00</dc:date>
    <meta:editing-duration>PT5M</meta:editing-duration>
    <meta:generator>LibreOffice/24.8.2.1$Windows_X86_64 LibreOffice_project/0f794b6e29741098670a3b95d60478a65d05ef13</meta:generator>
    <meta:document-statistic meta:table-count="0" meta:image-count="3" meta:object-count="0" meta:page-count="1" meta:paragraph-count="3" meta:word-count="0" meta:character-count="0" meta:non-whitespace-character-count="0"/>
    <meta:user-defined meta:name="AppVersion">15.0000</meta:user-defined>
    <meta:user-defined meta:name="Company">Welbeck DSFC</meta:user-defined>
    <meta:user-defined meta:name="ContentTypeId">0x010100E593B511633259409AD9285842994D64</meta:user-defined>
    <meta:template xlink:type="simple" xlink:actuate="onRequest" xlink:title="Normal" xlink:href=""/>
  </office:meta>
</office:document-meta>
</file>